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80000011B344B1816F5CC0F6A.png" manifest:media-type="image/png"/>
  <manifest:file-entry manifest:full-path="Pictures/10000201000001110000016ADD453F921EA17148.png" manifest:media-type="image/png"/>
  <manifest:file-entry manifest:full-path="Pictures/10000201000001130000020A4D3F54B5553E19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.334cm, 0.801cm, 0.8cm, 0.885cm)" draw:image-opacity="100%" style:mirror="non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737cm"/>
    </style:style>
    <style:style style:name="gr4" style:family="graphic" style:parent-style-name="standard">
      <style:graphic-properties draw:stroke="solid" svg:stroke-width="0.04cm" svg:stroke-color="#21409a" draw:marker-start-width="0.32cm" draw:marker-end-width="0.32cm" draw:fill="none" fo:min-height="0.71cm" fo:padding-top="0.145cm" fo:padding-bottom="0.145cm" fo:padding-left="0.27cm" fo:padding-right="0.27cm"/>
    </style:style>
    <style:style style:name="gr5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7.599cm" svg:height="7.361cm" svg:x="0.801cm" svg:y="0.9cm">
          <draw:image xlink:href="Pictures/10000201000001380000011B344B1816F5CC0F6A.png" xlink:type="simple" xlink:show="embed" xlink:actuate="onLoad">
            <text:p/>
          </draw:image>
        </draw:frame>
        <draw:frame draw:style-name="gr2" draw:text-style-name="P1" draw:layer="layout" svg:width="5.691cm" svg:height="10.8cm" svg:x="16.8cm" svg:y="2.8cm">
          <draw:image xlink:href="Pictures/10000201000001130000020A4D3F54B5553E194E.png" xlink:type="simple" xlink:show="embed" xlink:actuate="onLoad">
            <text:p/>
          </draw:image>
        </draw:frame>
        <draw:frame draw:style-name="gr2" draw:text-style-name="P1" draw:layer="layout" svg:width="5.882cm" svg:height="7.8cm" svg:x="9.318cm" svg:y="2.8cm">
          <draw:image xlink:href="Pictures/10000201000001110000016ADD453F921EA17148.png" xlink:type="simple" xlink:show="embed" xlink:actuate="onLoad">
            <text:p/>
          </draw:image>
        </draw:frame>
        <draw:frame draw:style-name="gr3" draw:text-style-name="P2" draw:layer="layout" svg:width="18cm" svg:height="1.987cm" svg:x="8.4cm" svg:y="1.037cm">
          <draw:text-box>
            <text:p><text:span text:style-name="T1">HIGH PERFORMANCE COMPUTING CLUSTER</text:span></text:p>
          </draw:text-box>
        </draw:frame>
        <draw:frame draw:style-name="gr4" draw:text-style-name="P4" draw:layer="layout" svg:width="12.8cm" svg:height="1.002cm" svg:x="2.4cm" svg:y="12.5cm">
          <draw:text-box>
            <text:p text:style-name="P3"><text:span text:style-name="T2">https://site.unibo.it/openphysicshub/en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udia </meta:initial-creator>
    <meta:creation-date>2021-01-25T19:03:06.072200077</meta:creation-date>
    <dc:date>2021-01-26T08:48:51.854134601</dc:date>
    <dc:creator>Claudia </dc:creator>
    <meta:editing-duration>PT11M4S</meta:editing-duration>
    <meta:editing-cycles>4</meta:editing-cycles>
    <meta:generator>LibreOffice/6.0.7.3$Linux_X86_64 LibreOffice_project/00m0$Build-3</meta:generator>
    <meta:document-statistic meta:object-count="28"/>
  </office:meta>
</office:document-meta>
</file>